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2_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, FF 3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deline Hyneman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0 January 1873</text:p>
      <text:p text:style-name="P5">Month<text:tab/><text:tab/><text:tab/><text:tab/><text:tab/><text:tab/>January</text:p>
      <text:p text:style-name="P5">Year<text:tab/><text:tab/><text:tab/><text:tab/><text:tab/><text:tab/>1873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1315 Green Street/</text:span></text:p>
      <text:p text:style-name="P2"><text:span text:style-name="T1">My Dear Friend/</text:span></text:p>
      <text:p text:style-name="P2"><text:span text:style-name="T1"><text:tab/>I hope long ere this to have/ called on you, but a combination of/ circumstances has prevented. <text:s/>I trust/ however that it is not too late, to thank/ you for the very elegant present, and/ also the kind wishes tendered on the/ anniversary of our wedding day./</text:span></text:p>
      <text:p text:style-name="P2"><text:span text:style-name="T1"><text:tab/>My friends are really/ too good, and almost overwhelm/ me with their kindness. <text:s/>It is needless/ to say how much I deplore the circumstance/ that debarred us the pleasure of your/ company on that evening, but trust/ that time will speedily bring a healing balm;/ and that you will find happiness in/ the rearing of your dear family who/ will doubtless be an increasing comfort/</text:span></text:p>
      <text:p text:style-name="P2"><text:span text:style-name="T1"/></text:p>
      <text:p text:style-name="P2"><text:span text:style-name="T1">[Page 2]</text:span></text:p>
      <text:p text:style-name="P2"><text:span text:style-name="T1">to you, besides being surrounded by/ many friends who are ever anxious/ for your welfare. <text:s/>Mr Hyneman/ unites with me in kind regards/</text:span></text:p>
      <text:p text:style-name="P2"><text:span text:style-name="T1"><text:tab/>And I am as ever/</text:span></text:p>
      <text:p text:style-name="P2"><text:span text:style-name="T1"><text:tab/><text:tab/>Yours very Truly/</text:span></text:p>
      <text:p text:style-name="P2"><text:span text:style-name="T1"><text:tab/><text:tab/>Adeline Hyneman/</text:span></text:p>
      <text:p text:style-name="P2"><text:span text:style-name="T1">To Rev S Morais/</text:span></text:p>
      <text:p text:style-name="P2"><text:span text:style-name="T1">Friday Jan 10(/)73/</text:span></text:p>
      <text:p text:style-name="P2"><text:span text:style-name="T1">Love to all the family. <text:s/>I expect Nina/ to dinner on Sunda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8T11:08:40</meta:creation-date>
    <dc:date>2009-05-18T11:14:43</dc:date>
    <dc:language>en-US</dc:language>
    <meta:editing-cycles>2</meta:editing-cycles>
    <meta:editing-duration>PT6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3" meta:word-count="335" meta:character-count="2231"/>
  </office:meta>
</office:document-meta>
</file>